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56cce" officeooo:paragraph-rsid="00056cce"/>
    </style:style>
    <style:style style:name="P2" style:family="paragraph" style:parent-style-name="Standard">
      <style:paragraph-properties fo:line-height="100%" fo:text-align="center" style:justify-single-word="false"/>
      <style:text-properties officeooo:rsid="00056cce" officeooo:paragraph-rsid="00056cce"/>
    </style:style>
    <style:style style:name="P3" style:family="paragraph" style:parent-style-name="Standard">
      <style:paragraph-properties fo:line-height="100%" fo:text-align="start" style:justify-single-word="false"/>
      <style:text-properties officeooo:rsid="00056cce" officeooo:paragraph-rsid="00056c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in Rigby</text:p>
      <text:p text:style-name="P1">Networks in Ecology and Evolution</text:p>
      <text:p text:style-name="P1">05/31/2018</text:p>
      <text:p text:style-name="P2">Application of multiayer networks to chemical ecology herbivore and pathogen interactions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5:47:59.376421823</meta:creation-date>
    <dc:date>2018-06-03T01:14:54.762593115</dc:date>
    <meta:editing-duration>PT8H23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9" meta:character-count="145" meta:non-whitespace-character-count="129"/>
  </office:meta>
</office:document-meta>
</file>